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e44a" officeooo:paragraph-rsid="001ee44a"/>
    </style:style>
    <style:style style:name="P2" style:family="paragraph" style:parent-style-name="Standard">
      <style:text-properties officeooo:paragraph-rsid="001ee44a"/>
    </style:style>
    <style:style style:name="P3" style:family="paragraph" style:parent-style-name="Standard">
      <style:text-properties officeooo:paragraph-rsid="00209bbd"/>
    </style:style>
    <style:style style:name="P4" style:family="paragraph" style:parent-style-name="Standard">
      <style:text-properties officeooo:paragraph-rsid="003e5c1f"/>
    </style:style>
    <style:style style:name="P5" style:family="paragraph" style:parent-style-name="Text_20_body">
      <style:text-properties officeooo:paragraph-rsid="00421c2c"/>
    </style:style>
    <style:style style:name="P6" style:family="paragraph" style:parent-style-name="Text_20_body">
      <style:text-properties officeooo:paragraph-rsid="00466373"/>
    </style:style>
    <style:style style:name="P7" style:family="paragraph" style:parent-style-name="Text_20_body">
      <style:text-properties officeooo:paragraph-rsid="004d9479"/>
    </style:style>
    <style:style style:name="P8" style:family="paragraph" style:parent-style-name="Text_20_body">
      <style:text-properties officeooo:paragraph-rsid="0064792a"/>
    </style:style>
    <style:style style:name="P9" style:family="paragraph" style:parent-style-name="Text_20_body" style:list-style-name="L4">
      <style:text-properties officeooo:paragraph-rsid="0071c823"/>
    </style:style>
    <style:style style:name="P10" style:family="paragraph" style:parent-style-name="Text_20_body" style:list-style-name="L5">
      <style:text-properties officeooo:paragraph-rsid="0071c823"/>
    </style:style>
    <style:style style:name="P11" style:family="paragraph" style:parent-style-name="Text_20_body">
      <style:text-properties officeooo:paragraph-rsid="00702362"/>
    </style:style>
    <style:style style:name="P12" style:family="paragraph" style:parent-style-name="Text_20_body">
      <style:text-properties officeooo:rsid="0073509c" officeooo:paragraph-rsid="0073509c"/>
    </style:style>
    <style:style style:name="P13" style:family="paragraph" style:parent-style-name="Text_20_body">
      <style:text-properties officeooo:paragraph-rsid="00897b9a"/>
    </style:style>
    <style:style style:name="P14" style:family="paragraph" style:parent-style-name="Text_20_body">
      <style:text-properties officeooo:paragraph-rsid="0089a773"/>
    </style:style>
    <style:style style:name="P15" style:family="paragraph" style:parent-style-name="Preformatted_20_Text">
      <style:paragraph-properties fo:margin-top="0in" fo:margin-bottom="0.1965in" loext:contextual-spacing="false"/>
    </style:style>
    <style:style style:name="T1" style:family="text">
      <style:text-properties officeooo:rsid="001ee44a"/>
    </style:style>
    <style:style style:name="T2" style:family="text">
      <style:text-properties officeooo:rsid="00209bbd"/>
    </style:style>
    <style:style style:name="T3" style:family="text">
      <style:text-properties officeooo:rsid="00234f70"/>
    </style:style>
    <style:style style:name="T4" style:family="text">
      <style:text-properties officeooo:rsid="00244f89"/>
    </style:style>
    <style:style style:name="T5" style:family="text">
      <style:text-properties officeooo:rsid="0027610c"/>
    </style:style>
    <style:style style:name="T6" style:family="text">
      <style:text-properties officeooo:rsid="00295d7a" fo:background-color="#ffff00" loext:char-shading-value="0"/>
    </style:style>
    <style:style style:name="T7" style:family="text">
      <style:text-properties fo:background-color="#ffff00" loext:char-shading-value="0"/>
    </style:style>
    <style:style style:name="T8" style:family="text">
      <style:text-properties officeooo:rsid="0044fa32" fo:background-color="#ffff00" loext:char-shading-value="0"/>
    </style:style>
    <style:style style:name="T9" style:family="text">
      <style:text-properties officeooo:rsid="002c86ab"/>
    </style:style>
    <style:style style:name="T10" style:family="text">
      <style:text-properties officeooo:rsid="002d2cc2"/>
    </style:style>
    <style:style style:name="T11" style:family="text">
      <style:text-properties officeooo:rsid="002d4d60"/>
    </style:style>
    <style:style style:name="T12" style:family="text">
      <style:text-properties style:text-underline-style="none"/>
    </style:style>
    <style:style style:name="T13" style:family="text">
      <style:text-properties officeooo:rsid="003079c5"/>
    </style:style>
    <style:style style:name="T14" style:family="text">
      <style:text-properties officeooo:rsid="00395349"/>
    </style:style>
    <style:style style:name="T15" style:family="text">
      <style:text-properties officeooo:rsid="003e5c1f"/>
    </style:style>
    <style:style style:name="T16" style:family="text">
      <style:text-properties officeooo:rsid="003e7fb7"/>
    </style:style>
    <style:style style:name="T17" style:family="text">
      <style:text-properties officeooo:rsid="003f58a0"/>
    </style:style>
    <style:style style:name="T18" style:family="text">
      <style:text-properties officeooo:rsid="00409e2b"/>
    </style:style>
    <style:style style:name="T19" style:family="text">
      <style:text-properties fo:font-size="11pt" style:font-size-asian="11pt" style:font-size-complex="11pt"/>
    </style:style>
    <style:style style:name="T20" style:family="text">
      <style:text-properties fo:font-size="11pt" officeooo:rsid="0042de5e" style:font-size-asian="11pt" style:font-size-complex="11pt"/>
    </style:style>
    <style:style style:name="T21" style:family="text">
      <style:text-properties officeooo:rsid="0044fa32"/>
    </style:style>
    <style:style style:name="T22" style:family="text">
      <style:text-properties officeooo:rsid="004598be"/>
    </style:style>
    <style:style style:name="T23" style:family="text">
      <style:text-properties officeooo:rsid="00466373"/>
    </style:style>
    <style:style style:name="T24" style:family="text">
      <style:text-properties officeooo:rsid="004d9479"/>
    </style:style>
    <style:style style:name="T25" style:family="text">
      <style:text-properties officeooo:rsid="00526eee"/>
    </style:style>
    <style:style style:name="T26" style:family="text">
      <style:text-properties officeooo:rsid="0053eb24"/>
    </style:style>
    <style:style style:name="T27" style:family="text">
      <style:text-properties officeooo:rsid="0055e65a"/>
    </style:style>
    <style:style style:name="T28" style:family="text">
      <style:text-properties officeooo:rsid="005ddc6a"/>
    </style:style>
    <style:style style:name="T29" style:family="text">
      <style:text-properties officeooo:rsid="005f8717"/>
    </style:style>
    <style:style style:name="T30" style:family="text">
      <style:text-properties officeooo:rsid="006231e3"/>
    </style:style>
    <style:style style:name="T31" style:family="text">
      <style:text-properties officeooo:rsid="0064792a"/>
    </style:style>
    <style:style style:name="T32" style:family="text">
      <style:text-properties officeooo:rsid="0065cb22"/>
    </style:style>
    <style:style style:name="T33" style:family="text">
      <style:text-properties officeooo:rsid="00661fd8"/>
    </style:style>
    <style:style style:name="T34" style:family="text">
      <style:text-properties officeooo:rsid="00692d75"/>
    </style:style>
    <style:style style:name="T35" style:family="text">
      <style:text-properties officeooo:rsid="006e7581"/>
    </style:style>
    <style:style style:name="T36" style:family="text">
      <style:text-properties officeooo:rsid="0075f7d5"/>
    </style:style>
    <style:style style:name="T37" style:family="text">
      <style:text-properties officeooo:rsid="0077485b"/>
    </style:style>
    <style:style style:name="T38" style:family="text">
      <style:text-properties officeooo:rsid="007b1d40"/>
    </style:style>
    <style:style style:name="T39" style:family="text">
      <style:text-properties officeooo:rsid="00814ad5"/>
    </style:style>
    <style:style style:name="T40" style:family="text">
      <style:text-properties officeooo:rsid="00897b9a"/>
    </style:style>
    <style:style style:name="T41" style:family="text">
      <style:text-properties officeooo:rsid="0089a773"/>
    </style:style>
    <style:style style:name="T42" style:family="text">
      <style:text-properties officeooo:rsid="008aba2c"/>
    </style:style>
    <style:style style:name="T43" style:family="text">
      <style:text-properties officeooo:rsid="008db0d8"/>
    </style:style>
    <style:style style:name="T44" style:family="text">
      <style:text-properties officeooo:rsid="008f88c0"/>
    </style:style>
    <style:style style:name="T45" style:family="text">
      <style:text-properties officeooo:rsid="009041a9"/>
    </style:style>
    <style:style style:name="T46" style:family="text">
      <style:text-properties fo:font-size="12pt" style:font-size-asian="12pt" style:font-size-complex="12pt"/>
    </style:style>
    <style:style style:name="T47" style:family="text">
      <style:text-properties officeooo:rsid="009524be"/>
    </style:style>
    <style:style style:name="T48" style:family="text">
      <style:text-properties officeooo:rsid="0099eb6f"/>
    </style:style>
    <style:style style:name="T49" style:family="text">
      <style:text-properties officeooo:rsid="009e6f90"/>
    </style:style>
    <text:list-style style:name="L1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5535in" text:min-label-width="0.1965in"/>
      </text:list-level-style-bullet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in" text:min-label-width="0.25in"/>
      </text:list-level-style-number>
      <text:list-level-style-number text:level="4" style:num-suffix="." style:num-format="1">
        <style:list-level-properties text:space-before="1.25in" text:min-label-width="0.25in"/>
      </text:list-level-style-number>
      <text:list-level-style-number text:level="5" style:num-suffix="." style:num-format="1">
        <style:list-level-properties text:space-before="1.5in" text:min-label-width="0.25in"/>
      </text:list-level-style-number>
      <text:list-level-style-number text:level="6" style:num-suffix="." style:num-format="1">
        <style:list-level-properties text:space-before="1.75in" text:min-label-width="0.25in"/>
      </text:list-level-style-number>
      <text:list-level-style-number text:level="7" style:num-suffix="." style:num-format="1">
        <style:list-level-properties text:space-before="2in" text:min-label-width="0.25in"/>
      </text:list-level-style-number>
      <text:list-level-style-number text:level="8" style:num-suffix="." style:num-format="1">
        <style:list-level-properties text:space-before="2.25in" text:min-label-width="0.25in"/>
      </text:list-level-style-number>
      <text:list-level-style-number text:level="9" style:num-suffix="." style:num-format="1">
        <style:list-level-properties text:space-before="2.5in" text:min-label-width="0.25in"/>
      </text:list-level-style-number>
      <text:list-level-style-number text:level="10" style:num-suffix="." style:num-format="1">
        <style:list-level-properties text:space-before="2.75in" text:min-label-width="0.25in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8035in" text:min-label-width="0.1965in"/>
      </text:list-level-style-bullet>
      <text:list-level-style-number text:level="2" style:num-suffix="." style:num-format="1">
        <style:list-level-properties text:space-before="1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5in" text:min-label-width="0.25in"/>
      </text:list-level-style-number>
      <text:list-level-style-number text:level="5" style:num-suffix="." style:num-format="1">
        <style:list-level-properties text:space-before="1.75in" text:min-label-width="0.25in"/>
      </text:list-level-style-number>
      <text:list-level-style-number text:level="6" style:num-suffix="." style:num-format="1">
        <style:list-level-properties text:space-before="2in" text:min-label-width="0.25in"/>
      </text:list-level-style-number>
      <text:list-level-style-number text:level="7" style:num-suffix="." style:num-format="1">
        <style:list-level-properties text:space-before="2.25in" text:min-label-width="0.25in"/>
      </text:list-level-style-number>
      <text:list-level-style-number text:level="8" style:num-suffix="." style:num-format="1">
        <style:list-level-properties text:space-before="2.5in" text:min-label-width="0.25in"/>
      </text:list-level-style-number>
      <text:list-level-style-number text:level="9" style:num-suffix="." style:num-format="1">
        <style:list-level-properties text:space-before="2.75in" text:min-label-width="0.25in"/>
      </text:list-level-style-number>
      <text:list-level-style-number text:level="10" style:num-suffix="." style:num-format="1">
        <style:list-level-properties text:space-before="3in" text:min-label-width="0.25in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8035in" text:min-label-width="0.1965in"/>
      </text:list-level-style-bullet>
      <text:list-level-style-number text:level="2" style:num-suffix="." style:num-format="1">
        <style:list-level-properties text:space-before="1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5in" text:min-label-width="0.25in"/>
      </text:list-level-style-number>
      <text:list-level-style-number text:level="5" style:num-suffix="." style:num-format="1">
        <style:list-level-properties text:space-before="1.75in" text:min-label-width="0.25in"/>
      </text:list-level-style-number>
      <text:list-level-style-number text:level="6" style:num-suffix="." style:num-format="1">
        <style:list-level-properties text:space-before="2in" text:min-label-width="0.25in"/>
      </text:list-level-style-number>
      <text:list-level-style-number text:level="7" style:num-suffix="." style:num-format="1">
        <style:list-level-properties text:space-before="2.25in" text:min-label-width="0.25in"/>
      </text:list-level-style-number>
      <text:list-level-style-number text:level="8" style:num-suffix="." style:num-format="1">
        <style:list-level-properties text:space-before="2.5in" text:min-label-width="0.25in"/>
      </text:list-level-style-number>
      <text:list-level-style-number text:level="9" style:num-suffix="." style:num-format="1">
        <style:list-level-properties text:space-before="2.75in" text:min-label-width="0.25in"/>
      </text:list-level-style-number>
      <text:list-level-style-number text:level="10" style:num-suffix="." style:num-format="1">
        <style:list-level-properties text:space-before="3in" text:min-label-width="0.2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://www.liaoxuefeng.com/wiki/0013739516305929606dd18361248578c67b8067c8c017b000" text:style-name="Internet_20_link" text:visited-style-name="Visited_20_Internet_20_Link"><text:span text:style-name="T12">Git 常规命令（廖雪峰）</text:span></text:a>：</text:p>
      <text:p text:style-name="P1"/>
      <text:p text:style-name="P1">1. <text:s/>安装git</text:p>
      <text:p text:style-name="P1"><text:tab/><text:span text:style-name="Source_20_Text">sudo apt-get install git </text:span></text:p>
      <text:p text:style-name="P1"><text:span text:style-name="Source_20_Text"><text:tab/>git config --global user.name "Your Name"</text:span></text:p>
      <text:p text:style-name="P1"><text:span text:style-name="Source_20_Text"><text:tab/>git config --global user.email "</text:span><text:a xlink:type="simple" xlink:href="mailto:email@example.com" text:style-name="Internet_20_link" text:visited-style-name="Visited_20_Internet_20_Link"><text:span text:style-name="Source_20_Text"><text:span text:style-name="T12">email@example.com</text:span></text:span></text:a><text:span text:style-name="Source_20_Text">"</text:span></text:p>
      <text:p text:style-name="P1"><text:span text:style-name="Source_20_Text">2.创建版本库</text:span></text:p>
      <text:p text:style-name="P2"><text:span text:style-name="Source_20_Text"><text:span text:style-name="T1"><text:tab/></text:span></text:span><text:span text:style-name="Source_20_Text">git init</text:span></text:p>
      <text:p text:style-name="P2"><text:span text:style-name="Source_20_Text"><text:span text:style-name="T1"><text:tab/></text:span></text:span><text:span text:style-name="Source_20_Text">git add </text:span><text:span text:style-name="Source_20_Text"><text:span text:style-name="T1">yourfile</text:span></text:span></text:p>
      <text:p text:style-name="P2"><text:span text:style-name="Source_20_Text"><text:tab/>git commit -m "</text:span><text:span text:style-name="Source_20_Text"><text:span text:style-name="T1">your comments</text:span></text:span><text:span text:style-name="Source_20_Text">"</text:span></text:p>
      <text:p text:style-name="P3"><text:span text:style-name="Source_20_Text"><text:span text:style-name="T2">3.时光机穿梭</text:span></text:span></text:p>
      <text:p text:style-name="P3"><text:span text:style-name="Source_20_Text"><text:tab/></text:span><text:span text:style-name="Source_20_Text"><text:span text:style-name="T3">3.1 </text:span></text:span></text:p>
      <text:p text:style-name="P3"><text:span text:style-name="Source_20_Text"><text:tab/><text:tab/>git status<text:tab/>// 查看命令结果</text:span></text:p>
      <text:p text:style-name="P3"><text:span text:style-name="Source_20_Text"><text:tab/><text:tab/>git diff readme.txt <text:s/><text:tab/>//查看修改</text:span></text:p>
      <text:p text:style-name="P3"><text:span text:style-name="Source_20_Text"><text:tab/></text:span><text:span text:style-name="Source_20_Text"><text:span text:style-name="T4">3.2 <text:s/>版本回退</text:span></text:span></text:p>
      <text:p text:style-name="P3"><text:span text:style-name="Source_20_Text"><text:tab/><text:tab/>git log<text:tab/><text:tab/>// 查看命令的历史记录</text:span></text:p>
      <text:p text:style-name="P3"><text:span text:style-name="Source_20_Text"><text:tab/><text:tab/>git log –pretty=oneline <text:s/>//整理输出信息</text:span></text:p>
      <text:p text:style-name="P3"><text:span text:style-name="Source_20_Text"><text:tab/><text:tab/>git reset --hard HEAD^<text:tab/>//恢复到上个版本 </text:span><text:span text:style-name="Source_20_Text"><text:span text:style-name="T9">HEAD~100 100个版本前</text:span></text:span></text:p>
      <text:p text:style-name="P3"><text:span text:style-name="Source_20_Text"><text:tab/><text:tab/>git reset --hard 3628164 //恢复到某个</text:span><text:span text:style-name="Source_20_Text"><text:span text:style-name="T5">commit id的版本</text:span></text:span></text:p>
      <text:p text:style-name="P3"><text:span text:style-name="Source_20_Text"><text:tab/><text:tab/></text:span><text:span text:style-name="Source_20_Text"><text:span text:style-name="T7">git reflog<text:tab/><text:tab/><text:tab/>// 查看每一次的</text:span></text:span><text:span text:style-name="Source_20_Text"><text:span text:style-name="T6">git命令，如果commit id没<text:tab/><text:tab/><text:tab/><text:tab/><text:tab/><text:tab/><text:tab/><text:tab/> <text:s text:c="2"/>找到，则可通过这个方法查看</text:span></text:span></text:p>
      <text:p text:style-name="P3"><text:span text:style-name="Source_20_Text"><text:tab/></text:span><text:span text:style-name="Source_20_Text"><text:span text:style-name="T10">3.3<text:tab/>工作区与暂存区</text:span></text:span></text:p>
      <text:p text:style-name="P3"><text:span text:style-name="Source_20_Text"><text:tab/></text:span><text:span text:style-name="Source_20_Text"><text:span text:style-name="T11">3.4<text:tab/>管理修改<text:tab/><text:tab/>– git 管理的是修改</text:span></text:span></text:p>
      <text:p text:style-name="P3"><text:span text:style-name="Source_20_Text"><text:tab/><text:tab/>git diff HEAD -- readme.txt //查看工作区和版本库里面最新版本的区别</text:span></text:p>
      <text:p text:style-name="P3"><text:span text:style-name="Source_20_Text"><text:tab/></text:span><text:span text:style-name="Source_20_Text"><text:span text:style-name="T13">3.5 <text:s/>撤销修改</text:span></text:span></text:p>
      <text:p text:style-name="P3"><text:span text:style-name="Source_20_Text"><text:tab/><text:tab/>git checkout -- readme.txt</text:span></text:p>
      <text:p text:style-name="P3"><text:span text:style-name="Source_20_Text"><text:tab/><text:tab/>// 命令git checkout – readme.txt意思就是，把readme.txt文件在工作<text:tab/><text:tab/><text:tab/> <text:s text:c="2"/>区的修改全部撤销，这里有两种情况：</text:span></text:p>
      <text:p text:style-name="Text_20_body"><text:tab/><text:tab/> <text:s text:c="6"/>一种是<text:span text:style-name="Source_20_Text">readme.txt</text:span>自修改后还没有被放到暂存区，现在，撤销修改就回到和版本库<text:tab/><text:tab/><text:tab/> <text:s text:c="6"/>相同的状态；</text:p>
      <text:p text:style-name="Text_20_body"><text:tab/><text:tab/> <text:s text:c="6"/>一种是<text:span text:style-name="Source_20_Text">readme.txt</text:span>已经添加到暂存区后，又作了修改，现在，撤销修改就回到添加<text:tab/><text:tab/><text:tab/> <text:s text:c="6"/>到暂存区后的状态。</text:p>
      <text:p text:style-name="P3"><text:span text:style-name="Source_20_Text"><text:tab/><text:tab/>git reset HEAD readme.txt</text:span></text:p>
      <text:p text:style-name="P3"><text:span text:style-name="Source_20_Text"><text:tab/><text:tab/>// 把暂存区的修改撤销掉（unstage），重新放回工作区</text:span></text:p>
      <text:p text:style-name="P3"><text:span text:style-name="Source_20_Text"><text:tab/><text:tab/> <text:s text:c="2"/>git reset命令既可以回退版本，也可以把暂存区的修改回退到工作区。当我们用<text:tab/><text:tab/><text:tab/> <text:s text:c="2"/>HEAD时，表示最新的版本</text:span></text:p>
      <text:p text:style-name="P3"><text:span text:style-name="Source_20_Text"><text:tab/></text:span><text:span text:style-name="Source_20_Text"><text:span text:style-name="T14">3.6<text:tab/>删除文件</text:span></text:span></text:p>
      <text:p text:style-name="P3"><text:span text:style-name="Source_20_Text"><text:tab/><text:tab/>rm test.txt<text:tab/></text:span></text:p>
      <text:p text:style-name="P3"><text:span text:style-name="Source_20_Text"><text:tab/><text:tab/>git checkout -- test.txt</text:span></text:p>
      <text:p text:style-name="P3"><text:span text:style-name="Source_20_Text"><text:tab/><text:tab/>// 删除工作区的文件，可以很轻松地把误删的文件恢复到最新版本</text:span></text:p>
      <text:p text:style-name="P3"><text:span text:style-name="Source_20_Text"><text:tab/><text:tab/>// git checkout其实是用版本库里的版本替换工作区的版本，无论工作区是修改还是<text:tab/><text:tab/> <text:s text:c="2"/>删除，都可以“一键还原”</text:span></text:p>
      <text:p text:style-name="P3"><text:span text:style-name="Source_20_Text"><text:tab/><text:tab/>git rm test.txt</text:span></text:p>
      <text:p text:style-name="P3"><text:span text:style-name="Source_20_Text"><text:tab/><text:tab/>git commit -m "remove test.txt"</text:span></text:p>
      <text:p text:style-name="P3"><text:span text:style-name="Source_20_Text"><text:tab/><text:tab/>// 从版本库中删除该文件</text:span></text:p>
      <text:p text:style-name="P4"><text:span text:style-name="Source_20_Text"><text:span text:style-name="T15">4.远程仓库</text:span></text:span></text:p>
      <text:p text:style-name="P4"><text:soft-page-break/><text:span text:style-name="Source_20_Text"><text:tab/></text:span><text:span text:style-name="Source_20_Text"><text:span text:style-name="T16">4.1<text:tab/>建立远程库账号</text:span></text:span></text:p>
      <text:p text:style-name="P4"><text:span text:style-name="Source_20_Text"><text:tab/><text:tab/>ssh-keygen -t rsa -C "youremail@example.com"</text:span></text:p>
      <text:p text:style-name="P4"><text:span text:style-name="Source_20_Text"><text:tab/><text:tab/></text:span><text:span text:style-name="Source_20_Text"><text:span text:style-name="T17">a. </text:span></text:span><text:span text:style-name="Source_20_Text">可以在用户主目录里找到.ssh目录，里面有id_rsa和id_rsa.pub两个文件，<text:tab/><text:tab/><text:tab/> <text:s text:c="2"/>这两个就是SSH Key的秘钥对，id_rsa是私钥，不能泄露出去，id_rsa.pub是<text:tab/><text:tab/> <text:s text:c="2"/>公钥，可以放心地告诉任何人</text:span></text:p>
      <text:p text:style-name="P3"><text:span text:style-name="Source_20_Text"><text:tab/><text:tab/></text:span><text:span text:style-name="Source_20_Text"><text:span text:style-name="T18">b. </text:span></text:span><text:span text:style-name="Source_20_Text">登陆GitHub，打开“Account settings”，“SSH Keys”页面：</text:span></text:p>
      <text:p text:style-name="Text_20_body"><text:tab/> <text:s/><text:tab/> <text:s text:c="6"/>然后，点“Add SSH Key”，填上任意Title，在Key文本框里粘贴<text:span text:style-name="Source_20_Text">id_rsa.pub</text:span>文<text:tab/><text:tab/><text:tab/> <text:s text:c="6"/>件的内容</text:p>
      <text:p text:style-name="Text_20_body"><text:tab/><text:tab/><text:span text:style-name="T21">c. <text:s text:c="3"/></text:span><text:span text:style-name="T8">使用shell提示的默认目录：/root/.ssh/rd_rsa 使用其他目录会出错</text:span></text:p>
      <text:p text:style-name="Text_20_body"><text:tab/><text:span text:style-name="Source_20_Text"><text:span text:style-name="T16">4.2<text:tab/>添加远程库</text:span></text:span></text:p>
      <text:p text:style-name="P5"><text:span text:style-name="Source_20_Text"><text:tab/><text:tab/></text:span><text:span text:style-name="Source_20_Text"><text:span text:style-name="T19">git remote add origin git@github.com:</text:span></text:span><text:span text:style-name="Source_20_Text"><text:span text:style-name="T20">yourname</text:span></text:span><text:span text:style-name="Source_20_Text"><text:span text:style-name="T19">/</text:span></text:span><text:span text:style-name="Source_20_Text"><text:span text:style-name="T20">your</text:span></text:span><text:span text:style-name="Source_20_Text"><text:span text:style-name="T19">git.git</text:span></text:span></text:p>
      <text:p text:style-name="Text_20_body"><text:span text:style-name="Source_20_Text"><text:tab/><text:tab/>git push -u origin master<text:tab/>//首次</text:span></text:p>
      <text:p text:style-name="Text_20_body"><text:span text:style-name="Source_20_Text"><text:tab/><text:tab/>git push origin master<text:tab/><text:tab/>// 以后每次这么操作</text:span></text:p>
      <text:p text:style-name="Text_20_body"><text:span text:style-name="Source_20_Text"><text:tab/></text:span><text:span text:style-name="Source_20_Text"><text:span text:style-name="T22">4.3<text:tab/>从远程库克隆</text:span></text:span></text:p>
      <text:p text:style-name="Text_20_body"><text:span text:style-name="Source_20_Text"><text:tab/><text:tab/>创建一个远程库</text:span><text:span text:style-name="Source_20_Text"><text:span text:style-name="T22">gitskills</text:span></text:span></text:p>
      <text:p text:style-name="P6"><text:span text:style-name="Source_20_Text"><text:tab/><text:tab/></text:span><text:span text:style-name="Source_20_Text"><text:span text:style-name="T23">git clone git@github.com:otisconnectivity/gitskills </text:span></text:span></text:p>
      <text:p text:style-name="P7"><text:span text:style-name="Source_20_Text"><text:span text:style-name="T24">5.分支管理</text:span></text:span></text:p>
      <text:p text:style-name="P7"><text:span text:style-name="Source_20_Text"><text:tab/></text:span><text:span text:style-name="Source_20_Text"><text:span text:style-name="T25">5.1<text:tab/>创建分支</text:span></text:span></text:p>
      <text:p text:style-name="P7"><text:span text:style-name="Source_20_Text"><text:tab/><text:tab/>查看分支：git branch</text:span></text:p>
      <text:p text:style-name="Text_20_body"><text:tab/><text:tab/>创建分支：<text:span text:style-name="Source_20_Text">git branch &lt;name&gt;</text:span></text:p>
      <text:p text:style-name="Text_20_body"><text:tab/><text:tab/>切换分支：<text:span text:style-name="Source_20_Text">git checkout &lt;name&gt;</text:span></text:p>
      <text:p text:style-name="Text_20_body"><text:tab/><text:tab/>创建+切换分支：<text:span text:style-name="Source_20_Text">git checkout -b &lt;name&gt;</text:span></text:p>
      <text:p text:style-name="Text_20_body"><text:tab/><text:tab/>合并某分支到当前分支：<text:span text:style-name="Source_20_Text">git merge &lt;name&gt;</text:span></text:p>
      <text:p text:style-name="Text_20_body"><text:tab/><text:tab/>删除分支：<text:span text:style-name="Source_20_Text">git branch -d &lt;name&gt;</text:span></text:p>
      <text:p text:style-name="P7"><text:span text:style-name="Source_20_Text"><text:tab/><text:tab/>git checkout -b dev <text:s text:c="2"/>// 查看</text:span><text:span text:style-name="Source_20_Text"><text:span text:style-name="T26">+创建分支 dev</text:span></text:span></text:p>
      <text:p text:style-name="P7"><text:span text:style-name="Source_20_Text"><text:tab/></text:span><text:span text:style-name="Source_20_Text"><text:span text:style-name="T27">5.2<text:tab/>解决冲突</text:span></text:span></text:p>
      <text:p text:style-name="P7"><text:span text:style-name="Source_20_Text"><text:tab/><text:tab/>分支与</text:span><text:span text:style-name="Source_20_Text"><text:span text:style-name="T27">master有冲突，则进行统一修改再提交</text:span></text:span></text:p>
      <text:p text:style-name="P7"><text:span text:style-name="Source_20_Text"><text:tab/><text:tab/>git log --graph --pretty=oneline --abbrev-commit</text:span></text:p>
      <text:p text:style-name="P7"><text:span text:style-name="Source_20_Text"><text:tab/><text:tab/>可以看到分支合并图</text:span></text:p>
      <text:p text:style-name="P7"><text:span text:style-name="Source_20_Text"><text:tab/></text:span><text:span text:style-name="Source_20_Text"><text:span text:style-name="T28">5.3<text:tab/>分支管理策略</text:span></text:span></text:p>
      <text:p text:style-name="P7"><text:span text:style-name="Source_20_Text"/></text:p>
      <text:p text:style-name="P7"><text:soft-page-break/><text:span text:style-name="Source_20_Text"/></text:p>
      <text:p text:style-name="P7"><text:span text:style-name="Source_20_Text"><text:tab/><text:tab/>不使用</text:span><text:span text:style-name="Source_20_Text"><text:span text:style-name="T29">fast merge</text:span></text:span></text:p>
      <text:p text:style-name="P7"><text:span text:style-name="Source_20_Text"><text:tab/><text:tab/>git merge --no-ff -m "merge with no-ff" dev</text:span></text:p>
      <text:p text:style-name="P7"><text:span text:style-name="Source_20_Text"><text:tab/></text:span><text:span text:style-name="Source_20_Text"><text:span text:style-name="T30">5.4<text:tab/>bug分支</text:span></text:span></text:p>
      <text:p text:style-name="P7"><text:span text:style-name="Source_20_Text"><text:tab/><text:tab/>当手头工作没有完成时，先把工作现场git stash一下，然后去修复bug，修复后，再<text:tab/><text:tab/><text:tab/>git stash pop，回到工作现场</text:span></text:p>
      <text:p text:style-name="P7"><text:span text:style-name="Source_20_Text"><text:tab/><text:tab/>先创建</text:span><text:span text:style-name="Source_20_Text"><text:span text:style-name="T31">bug分支，创建分支之前先保留现场用git stash</text:span></text:span></text:p>
      <text:p text:style-name="P7"><text:span text:style-name="Source_20_Text"><text:tab/><text:tab/>修复</text:span><text:span text:style-name="Source_20_Text"><text:span text:style-name="T31">bug之后，切回到工作分支，然后查看stash状态，git stash list</text:span></text:span></text:p>
      <text:p text:style-name="P7"><text:span text:style-name="Source_20_Text"><text:tab/><text:tab/>恢复现场，有两个办法：</text:span></text:p>
      <text:p text:style-name="P8"><text:tab/><text:tab/>一是用<text:span text:style-name="Source_20_Text">git stash apply</text:span>恢复，但是恢复后，stash内容并不删除，你需要用<text:span text:style-name="Source_20_Text">git <text:s text:c="2"/></text:span></text:p>
      <text:p text:style-name="P8"><text:span text:style-name="Source_20_Text"><text:s text:c="5"/><text:tab/>stash drop</text:span>来删除；</text:p>
      <text:p text:style-name="Text_20_body"><text:tab/><text:tab/>另一种方式是用<text:span text:style-name="Source_20_Text">git stash pop</text:span>，恢复的同时把stash内容也删了</text:p>
      <text:p text:style-name="P7"><text:span text:style-name="Source_20_Text"><text:tab/><text:tab/>可以多次stash，恢复的时候，先用git stash list查看，然后恢复指定的<text:tab/><text:tab/><text:tab/><text:tab/>stash，用命令git stash apply stash@{0}</text:span></text:p>
      <text:p text:style-name="P7"><text:span text:style-name="Source_20_Text"><text:tab/></text:span><text:span text:style-name="Source_20_Text"><text:span text:style-name="T32">5.5<text:tab/>Feature分支</text:span></text:span></text:p>
      <text:p text:style-name="P7"><text:span text:style-name="Source_20_Text"><text:tab/><text:tab/>工作在分支上，然后创建一个新的</text:span><text:span text:style-name="Source_20_Text"><text:span text:style-name="T33">feature分支，进行新功能开发</text:span></text:span></text:p>
      <text:p text:style-name="P7"><text:span text:style-name="Source_20_Text"><text:tab/><text:tab/>如果要删除分支：</text:span></text:p>
      <text:p text:style-name="P7"><text:span text:style-name="Source_20_Text"><text:tab/><text:tab/>git branch -d feature-vulcan</text:span></text:p>
      <text:p text:style-name="P7"><text:span text:style-name="Source_20_Text"><text:s/><text:tab/></text:span><text:span text:style-name="Source_20_Text"><text:span text:style-name="T34">5.6<text:tab/>多人协作</text:span></text:span></text:p>
      <text:p text:style-name="P7"><text:span text:style-name="Source_20_Text"><text:tab/><text:tab/>git remote<text:tab/>查看远程库信息</text:span></text:p>
      <text:p text:style-name="P7"><text:span text:style-name="Source_20_Text"><text:tab/><text:tab/>git remote -v<text:tab/>查看更详细的远程库信息</text:span></text:p>
      <text:p text:style-name="P7"><text:span text:style-name="Source_20_Text"><text:tab/><text:tab/>git push origin master<text:tab/>推送主分支</text:span></text:p>
      <text:p text:style-name="P7"><text:span text:style-name="Source_20_Text"><text:tab/><text:tab/>git push </text:span><text:span text:style-name="Source_20_Text"><text:span text:style-name="T35">origin dev<text:tab/><text:tab/>推送分支</text:span></text:span></text:p>
      <text:p text:style-name="P11"><text:span text:style-name="Source_20_Text"><text:tab/><text:tab/>本地新建的分支如果不推送到远程，对其他人就是不可见的</text:span></text:p>
      <text:p text:style-name="P11"><text:span text:style-name="Source_20_Text"><text:tab/><text:tab/>从本地推送分支，使用git push origin branch-name，如果推送失败，先用<text:tab/><text:tab/><text:tab/>git pull抓取远程的新提交；</text:span></text:p>
      <text:p text:style-name="P11"><text:span text:style-name="Source_20_Text"><text:tab/><text:tab/>在本地创建和远程分支对应的分支，使用git checkout -b branch-name <text:tab/><text:tab/><text:tab/>origin/branch-name，本地和远程分支的名称最好一致；</text:span></text:p>
      <text:list xml:id="list2641753579161137343" text:style-name="L4">
        <text:list-header>
          <text:p text:style-name="P9"><text:span text:style-name="Source_20_Text">建立本地分支和远程分支的关联，使用git branch --set-upstream branch-name origin/branch-name；</text:span></text:p>
        </text:list-header>
      </text:list>
      <text:list xml:id="list6391349631699152541" text:style-name="L5">
        <text:list-header>
          <text:p text:style-name="P10"><text:soft-page-break/>从远程抓取分支，使用<text:span text:style-name="Source_20_Text">git pull</text:span>，如果有冲突，要先处理冲突。</text:p>
        </text:list-header>
      </text:list>
      <text:p text:style-name="P12"><text:span text:style-name="Source_20_Text"><text:span text:style-name="T24">6.标签管理</text:span></text:span></text:p>
      <text:p text:style-name="P7"><text:span text:style-name="Source_20_Text"><text:tab/></text:span><text:span text:style-name="Source_20_Text"><text:span text:style-name="T36">6.1<text:tab/>创建标签</text:span></text:span></text:p>
      <text:p text:style-name="P7"><text:span text:style-name="Source_20_Text"><text:tab/><text:tab/>命令git tag &lt;name&gt;用于新建一个标签，默认为HEAD，也可以指定一个commit <text:tab/><text:tab/><text:tab/>id</text:span></text:p>
      <text:p text:style-name="P7"><text:span text:style-name="Source_20_Text"><text:tab/><text:tab/>- git tag v0.9 6224937<text:tab/>// </text:span><text:span text:style-name="Source_20_Text"><text:span text:style-name="T37">commit id</text:span></text:span></text:p>
      <text:p text:style-name="P7"><text:span text:style-name="Source_20_Text"><text:tab/><text:tab/>git tag -a &lt;tagname&gt; -m "blablabla..."可以指定标签信息</text:span></text:p>
      <text:p text:style-name="P7"><text:span text:style-name="Source_20_Text"><text:tab/><text:tab/>-</text:span><text:span text:style-name="Source_20_Text"><text:span text:style-name="T38"> </text:span></text:span><text:span text:style-name="Source_20_Text">git tag -a v0.1 -m "version 0.1 released" 3628164</text:span></text:p>
      <text:p text:style-name="P7"><text:span text:style-name="Source_20_Text"><text:tab/><text:tab/>git tag -s &lt;tagname&gt; -m "blablabla..."可以用PGP签名标签</text:span></text:p>
      <text:p text:style-name="P7"><text:span text:style-name="Source_20_Text"><text:tab/><text:tab/>- git tag -s v0.2 -m "signed version 0.2 released" fec145a</text:span></text:p>
      <text:p text:style-name="P7"><text:span text:style-name="Source_20_Text"><text:tab/><text:tab/>命令git tag可以查看所有标签</text:span></text:p>
      <text:p text:style-name="P7"><text:span text:style-name="Source_20_Text"><text:tab/><text:tab/>用命令git show &lt;tagname&gt;可以看到PGP签名信息</text:span></text:p>
      <text:p text:style-name="P7"><text:span text:style-name="Source_20_Text"><text:tab/></text:span><text:span text:style-name="Source_20_Text"><text:span text:style-name="T39">6.2<text:tab/>操作标签</text:span></text:span></text:p>
      <text:p text:style-name="P7"><text:span text:style-name="Source_20_Text"><text:tab/><text:tab/>命令git push origin &lt;tagname&gt;可以推送一个本地标签</text:span></text:p>
      <text:p text:style-name="P7"><text:span text:style-name="Source_20_Text"><text:tab/><text:tab/>命令git push origin –tags可以推送全部未推送过的本地标签</text:span></text:p>
      <text:p text:style-name="P7"><text:span text:style-name="Source_20_Text"><text:tab/><text:tab/>命令git tag -d &lt;tagname&gt;可以删除一个本地标签</text:span></text:p>
      <text:p text:style-name="P7"><text:span text:style-name="Source_20_Text"><text:tab/><text:tab/>命令git push origin :refs/tags/&lt;tagname&gt;可以删除一个远程标签</text:span></text:p>
      <text:p text:style-name="P7"><text:span text:style-name="Source_20_Text"><text:tab/><text:tab/>删除远程标签需要先删除本地再删除远程，两条命令</text:span></text:p>
      <text:p text:style-name="P13"><text:span text:style-name="Source_20_Text"><text:span text:style-name="T40">7.使用GitHub</text:span></text:span></text:p>
      <text:p text:style-name="P14"><text:span text:style-name="Source_20_Text"><text:span text:style-name="T41">8.自定义Git</text:span></text:span></text:p>
      <text:p text:style-name="P14"><text:span text:style-name="Source_20_Text"><text:tab/>git config --global color.ui true<text:tab/>// 让</text:span><text:span text:style-name="Source_20_Text"><text:span text:style-name="T41">Git显示颜色</text:span></text:span></text:p>
      <text:p text:style-name="P14"><text:span text:style-name="Source_20_Text"><text:tab/></text:span><text:span text:style-name="Source_20_Text"><text:span text:style-name="T42">8.1<text:tab/>忽略特殊文件</text:span></text:span></text:p>
      <text:p text:style-name="P14"><text:span text:style-name="Source_20_Text"><text:tab/><text:tab/>在Git工作区的根目录下创建一个特殊的.gitignore文件，然后把要忽略的文件名填进<text:tab/><text:tab/>去，Git就会自动忽略这些文件</text:span></text:p>
      <text:p text:style-name="P14"><text:span text:style-name="Source_20_Text"><text:tab/><text:tab/>不需要从头写.gitignore文件，GitHub已经为我们准备了各种配置文件，只需要组合<text:tab/><text:tab/><text:tab/>一下就可以使用了。所有配置文件可以直接在线浏览：<text:tab/><text:tab/><text:tab/><text:tab/><text:tab/><text:tab/><text:tab/></text:span><text:a xlink:type="simple" xlink:href="https://github.com/github/gitignore" office:target-frame-name="_blank" xlink:show="new" text:style-name="Internet_20_link" text:visited-style-name="Visited_20_Internet_20_Link"><text:span text:style-name="Source_20_Text">https://github.com/github/gitignore</text:span></text:a></text:p>
      <text:p text:style-name="P14"><text:span text:style-name="Source_20_Text"><text:tab/><text:tab/>把.</text:span><text:span text:style-name="Source_20_Text"><text:span text:style-name="T43">gitignore提交后即可</text:span></text:span></text:p>
      <text:p text:style-name="P14"><text:span text:style-name="Source_20_Text"><text:tab/><text:tab/>想添加一个文件到Git，但发现添加不了，原因是这个文件被.gitignore忽略了</text:span></text:p>
      <text:p text:style-name="P14"><text:span text:style-name="Source_20_Text"><text:tab/><text:tab/>如果你确实想添加该文件，可以用-f强制添加到Git</text:span></text:p>
      <text:p text:style-name="P14"><text:soft-page-break/><text:span text:style-name="Source_20_Text"><text:tab/><text:tab/>- git add -f App.class</text:span></text:p>
      <text:p text:style-name="P14"><text:span text:style-name="Source_20_Text"><text:tab/><text:tab/>可能是.gitignore写得有问题，需要找出来到底哪个规则写错了，可以用git <text:tab/><text:tab/><text:tab/><text:tab/>check-ignore命令检查</text:span><text:span text:style-name="Source_20_Text"><text:span text:style-name="T44">：</text:span></text:span><text:span text:style-name="Source_20_Text">git check-ignore -v App.class</text:span></text:p>
      <text:p text:style-name="P14"><text:span text:style-name="Source_20_Text"><text:tab/></text:span><text:span text:style-name="Source_20_Text"><text:span text:style-name="T45">8.2<text:tab/>配置别名</text:span></text:span></text:p>
      <text:p text:style-name="P14"><text:span text:style-name="Source_20_Text"><text:tab/><text:tab/>git config --global alias.st status //st就表示status</text:span></text:p>
      <text:p text:style-name="P14"><text:span text:style-name="Source_20_Text"><text:tab/><text:tab/>git config --global alias.co checkout</text:span></text:p>
      <text:p text:style-name="Preformatted_20_Text"><text:span text:style-name="Source_20_Text"><text:tab/><text:tab/></text:span><text:span text:style-name="Source_20_Text"><text:span text:style-name="T46">git config --global alias.ci commit</text:span></text:span></text:p>
      <text:p text:style-name="P15"><text:span text:style-name="Source_20_Text"><text:span text:style-name="T46"><text:tab/><text:tab/>git config --global alias.br branch</text:span></text:span></text:p>
      <text:p text:style-name="P14"><text:span text:style-name="Source_20_Text"><text:tab/><text:tab/>--global参数是全局参数，也就是这些命令在这台电脑的所有Git仓库下都有用</text:span><text:span text:style-name="Source_20_Text"><text:span text:style-name="T48">，</text:span></text:span><text:span text:style-name="Source_20_Text">针对<text:tab/><text:tab/><text:tab/>当前用户起作用</text:span></text:p>
      <text:p text:style-name="P14"><text:span text:style-name="Source_20_Text"><text:tab/><text:tab/>每个仓库的Git配置文件都放在.git/config文件中</text:span></text:p>
      <text:p text:style-name="P14"><text:span text:style-name="Source_20_Text"><text:tab/><text:tab/>而当前用户的Git配置文件放在用户主目录下的一个隐藏文件.gitconfig中</text:span></text:p>
      <text:p text:style-name="P14"><text:span text:style-name="Source_20_Text"><text:tab/><text:tab/>配置一个git last，让其显示最后一次提交信息</text:span><text:span text:style-name="Source_20_Text"><text:span text:style-name="T47">：</text:span></text:span></text:p>
      <text:p text:style-name="P14"><text:span text:style-name="Source_20_Text"><text:tab/><text:tab/>- git config --global alias.last 'log -1'</text:span></text:p>
      <text:p text:style-name="P14"><text:span text:style-name="Source_20_Text"><text:tab/><text:tab/>git config --global alias.lg "log --color --graph <text:tab/><text:tab/><text:tab/><text:tab/>--pretty=format:'%Cred%h%Creset -%C(yellow)%d%Creset %s <text:tab/><text:tab/><text:tab/>%Cgreen(%cr) %C(bold blue)&lt;%an&gt;%Creset' –abbrev-commit"</text:span></text:p>
      <text:p text:style-name="P14"><text:span text:style-name="Source_20_Text"><text:tab/></text:span><text:span text:style-name="Source_20_Text"><text:span text:style-name="T49">8.3 搭建git服务器</text:span></text:span></text:p>
      <text:p text:style-name="P14"><text:span text:style-name="Source_20_Text"/></text:p>
      <text:p text:style-name="P14"><text:span text:style-name="Source_20_Text"/></text:p>
      <text:p text:style-name="P7"><text:span text:style-name="Source_20_Text"/></text:p>
      <text:p text:style-name="P7"><text:span text:style-name="Source_20_Text"/></text:p>
      <text:p text:style-name="P7"><text:span text:style-name="Source_20_Text"><text:s/></text:span></text:p>
      <text:p text:style-name="P7"><text:span text:style-name="Source_20_Text"><text:s/></text:span></text:p>
      <text:p text:style-name="P7"><text:span text:style-name="Source_20_Text"/></text:p>
      <text:p text:style-name="P7"><text:span text:style-name="Source_20_Text"/></text:p>
      <text:p text:style-name="P7"><text:span text:style-name="Source_20_Text"/></text:p>
      <text:p text:style-name="Text_20_body"><text:span text:style-name="Source_20_Text"/></text:p>
      <text:p text:style-name="P3"><text:span text:style-name="Source_20_Text"/></text:p>
      <text:p text:style-name="P3"><text:span text:style-name="Source_20_Text"/></text:p>
      <text:p text:style-name="P3"><text:span text:style-name="Source_20_Text"/></text:p>
      <text:p text:style-name="P3"><text:span text:style-name="Source_20_Text"/></text:p>
      <text:p text:style-name="P3"><text:soft-page-break/><text:span text:style-name="Source_20_Text"/></text:p>
      <text:p text:style-name="P3"><text:span text:style-name="Source_20_Text"/></text:p>
      <text:p text:style-name="P3"><text:span text:style-name="Source_20_Text"/></text:p>
      <text:p text:style-name="P3"><text:span text:style-name="Source_20_Text"/></text:p>
      <text:p text:style-name="P1"><text:span text:style-name="Source_20_Text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9T13:56:37.977530423</meta:creation-date>
    <dc:date>2016-10-20T11:38:48.893791276</dc:date>
    <meta:editing-duration>PT21H41M20S</meta:editing-duration>
    <meta:editing-cycles>110</meta:editing-cycles>
    <meta:generator>LibreOffice/5.1.4.2$Linux_x86 LibreOffice_project/10m0$Build-2</meta:generator>
    <meta:document-statistic meta:table-count="0" meta:image-count="0" meta:object-count="0" meta:page-count="6" meta:paragraph-count="132" meta:word-count="1910" meta:character-count="4549" meta:non-whitespace-character-count="3859"/>
  </office:meta>
</office:document-meta>
</file>